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color="#000000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  <style:text-properties fo:color="#000000"/>
    </style:style>
    <style:style style:name="ce6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 table:number-columns-spanned="2" table:number-rows-spanned="2">
            <text:p>Foglalási igény: NEXT FIT</text:p>
          </table:table-cell>
          <table:covered-table-cell/>
          <table:table-cell table:style-name="ce2" office:value-type="string" calcext:value-type="string" table:number-columns-spanned="6" table:number-rows-spanned="1">
            <text:p>Szabad területek: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9, <text:span text:style-name="T1">36</text:span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6" office:value-type="string" calcext:value-type="string">
            <text:p>40, <text:span text:style-name="T1">5</text:span>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3,<text:span text:style-name="T1"> 2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, <text:span text:style-name="T1">5</text:span>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9, 21, <text:span text:style-name="T1">15</text:span>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56:05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4-28T12:57:37.484000000</dc:date>
    <meta:editing-duration>PT13M29S</meta:editing-duration>
    <meta:editing-cycles>4</meta:editing-cycles>
    <meta:document-statistic meta:table-count="1" meta:cell-count="43" meta:object-count="0"/>
  </office:meta>
</office:document-meta>
</file>